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ministrator@ubuntu:~$ sudo apt-get install git</text:p>
      <text:p text:style-name="Standard">[sudo] password for administrator: </text:p>
      <text:p text:style-name="Standard">Reading package lists... Done</text:p>
      <text:p text:style-name="Standard">Building dependency tree <text:s text:c="6"/></text:p>
      <text:p text:style-name="Standard">Reading state information... Done</text:p>
      <text:p text:style-name="Standard">The following extra packages will be installed:</text:p>
      <text:p text:style-name="Standard"><text:s text:c="2"/>git-man liberror-perl patch</text:p>
      <text:p text:style-name="Standard">Suggested packages:</text:p>
      <text:p text:style-name="Standard"><text:s text:c="2"/>git-daemon-run git-daemon-sysvinit git-doc git-el git-arch git-cvs git-svn</text:p>
      <text:p text:style-name="Standard"><text:s text:c="2"/>git-email git-gui gitk gitweb diffutils-doc</text:p>
      <text:p text:style-name="Standard">The following NEW packages will be installed:</text:p>
      <text:p text:style-name="Standard"><text:s text:c="2"/>git git-man liberror-perl patch</text:p>
      <text:p text:style-name="Standard">0 upgraded, 4 newly installed, 0 to remove and 568 not upgraded.</text:p>
      <text:p text:style-name="Standard">Need to get 6,703 kB of archives.</text:p>
      <text:p text:style-name="Standard">After this operation, 15.5 MB of additional disk space will be used.</text:p>
      <text:p text:style-name="Standard">Do you want to continue [Y/n]? Y</text:p>
      <text:p text:style-name="Standard">Get:1 http://us.archive.ubuntu.com/ubuntu/ precise/main liberror-perl all 0.17-1 [23.8 kB]</text:p>
      <text:p text:style-name="Standard">Get:2 http://us.archive.ubuntu.com/ubuntu/ precise/main git-man all 1:1.7.9.5-1 [630 kB]</text:p>
      <text:p text:style-name="Standard">Get:3 http://us.archive.ubuntu.com/ubuntu/ precise/main git i386 1:1.7.9.5-1 [5,963 kB]</text:p>
      <text:p text:style-name="Standard">Get:4 http://us.archive.ubuntu.com/ubuntu/ precise/main patch i386 2.6.1-3 [86.0 kB]</text:p>
      <text:p text:style-name="Standard">Fetched 6,703 kB in 1min 5s (102 kB/s) <text:s text:c="40"/></text:p>
      <text:p text:style-name="Standard">Selecting previously unselected package liberror-perl.</text:p>
      <text:p text:style-name="Standard">(Reading database ... 150569 files and directories currently installed.)</text:p>
      <text:p text:style-name="Standard">Unpacking liberror-perl (from .../liberror-perl_0.17-1_all.deb) ...</text:p>
      <text:p text:style-name="Standard">Selecting previously unselected package git-man.</text:p>
      <text:p text:style-name="Standard">Unpacking git-man (from .../git-man_1%3a1.7.9.5-1_all.deb) ...</text:p>
      <text:p text:style-name="Standard">Selecting previously unselected package git.</text:p>
      <text:p text:style-name="Standard">Unpacking git (from .../git_1%3a1.7.9.5-1_i386.deb) ...</text:p>
      <text:p text:style-name="Standard">Selecting previously unselected package patch.</text:p>
      <text:p text:style-name="Standard">Unpacking patch (from .../patch_2.6.1-3_i386.deb) ...</text:p>
      <text:p text:style-name="Standard">Processing triggers for man-db ...</text:p>
      <text:p text:style-name="Standard">Setting up liberror-perl (0.17-1) ...</text:p>
      <text:p text:style-name="Standard">Setting up git-man (1:1.7.9.5-1) ...</text:p>
      <text:p text:style-name="Standard">Setting up git (1:1.7.9.5-1) ...</text:p>
      <text:p text:style-name="Standard">Setting up patch (2.6.1-3) ...</text:p>
      <text:p text:style-name="Standard">administrator@ubuntu:~$ </text:p>
      <text:p text:style-name="Standard"/>
      <text:p text:style-name="Standard">administrator@ubuntu:~$ git</text:p>
      <text:p text:style-name="Standard">usage: git [--version] [--exec-path[=&lt;path&gt;]] [--html-path] [--man-path] [--info-path]</text:p>
      <text:p text:style-name="Standard"><text:s text:c="11"/>[-p|--paginate|--no-pager] [--no-replace-objects] [--bare]</text:p>
      <text:p text:style-name="Standard"><text:s text:c="11"/>[--git-dir=&lt;path&gt;] [--work-tree=&lt;path&gt;] [--namespace=&lt;name&gt;]</text:p>
      <text:p text:style-name="Standard"><text:s text:c="11"/>[-c name=value] [--help]</text:p>
      <text:p text:style-name="Standard"><text:s text:c="11"/>&lt;command&gt; [&lt;args&gt;]</text:p>
      <text:p text:style-name="Standard"></text:p>
      <text:p text:style-name="Standard">The most commonly used git commands are:</text:p>
      <text:p text:style-name="Standard"><text:s text:c="3"/>add <text:s text:c="7"/>Add file contents to the index</text:p>
      <text:p text:style-name="Standard"><text:s text:c="3"/>bisect <text:s text:c="4"/>Find by binary search the change that introduced a bug</text:p>
      <text:p text:style-name="Standard"><text:s text:c="3"/>branch <text:s text:c="4"/>List, create, or delete branches</text:p>
      <text:p text:style-name="Standard"><text:s text:c="3"/>checkout <text:s text:c="2"/>Checkout a branch or paths to the working tree</text:p>
      <text:p text:style-name="Standard"><text:soft-page-break/><text:s text:c="3"/>clone <text:s text:c="5"/>Clone a repository into a new directory</text:p>
      <text:p text:style-name="Standard"><text:s text:c="3"/>commit <text:s text:c="4"/>Record changes to the repository</text:p>
      <text:p text:style-name="Standard"><text:s text:c="3"/>diff <text:s text:c="6"/>Show changes between commits, commit and working tree, etc</text:p>
      <text:p text:style-name="Standard"><text:s text:c="3"/>fetch <text:s text:c="5"/>Download objects and refs from another repository</text:p>
      <text:p text:style-name="Standard"><text:s text:c="3"/>grep <text:s text:c="6"/>Print lines matching a pattern</text:p>
      <text:p text:style-name="Standard"><text:s text:c="3"/>init <text:s text:c="6"/>Create an empty git repository or reinitialize an existing one</text:p>
      <text:p text:style-name="Standard"><text:s text:c="3"/>log <text:s text:c="7"/>Show commit logs</text:p>
      <text:p text:style-name="Standard"><text:s text:c="3"/>merge <text:s text:c="5"/>Join two or more development histories together</text:p>
      <text:p text:style-name="Standard"><text:s text:c="3"/>mv <text:s text:c="8"/>Move or rename a file, a directory, or a symlink</text:p>
      <text:p text:style-name="Standard"><text:s text:c="3"/>pull <text:s text:c="6"/>Fetch from and merge with another repository or a local branch</text:p>
      <text:p text:style-name="Standard"><text:s text:c="3"/>push <text:s text:c="6"/>Update remote refs along with associated objects</text:p>
      <text:p text:style-name="Standard"><text:s text:c="3"/>rebase <text:s text:c="4"/>Forward-port local commits to the updated upstream head</text:p>
      <text:p text:style-name="Standard"><text:s text:c="3"/>reset <text:s text:c="5"/>Reset current HEAD to the specified state</text:p>
      <text:p text:style-name="Standard"><text:s text:c="3"/>rm <text:s text:c="8"/>Remove files from the working tree and from the index</text:p>
      <text:p text:style-name="Standard"><text:s text:c="3"/>show <text:s text:c="6"/>Show various types of objects</text:p>
      <text:p text:style-name="Standard"><text:s text:c="3"/>status <text:s text:c="4"/>Show the working tree status</text:p>
      <text:p text:style-name="Standard"><text:s text:c="3"/>tag <text:s text:c="7"/>Create, list, delete or verify a tag object signed with GPG</text:p>
      <text:p text:style-name="Standard"></text:p>
      <text:p text:style-name="Standard">See 'git help &lt;command&gt;' for more information on a specific command.</text:p>
      <text:p text:style-name="Standard">administrator@ubuntu:~$ dir</text:p>
      <text:p text:style-name="Standard">a.xml<text:tab/> <text:s text:c="2"/>Downloads<text:tab/> <text:s text:c="4"/>Pictures<text:tab/>Untitled\ Document<text:tab/>win95ping.c</text:p>
      <text:p text:style-name="Standard">Desktop <text:s text:c="3"/>examples.desktop <text:s/>Public<text:tab/>Untitled\ Document\ 2~<text:tab/>win95ping.c~</text:p>
      <text:p text:style-name="Standard">Documents <text:s/>Music<text:tab/> <text:s text:c="4"/>Templates<text:tab/>Videos</text:p>
      <text:p text:style-name="Standard">administrator@ubuntu:~$ cd Documents/</text:p>
      <text:p text:style-name="Standard">administrator@ubuntu:~/Documents$ mkdir Hello-world</text:p>
      <text:p text:style-name="Standard">administrator@ubuntu:~/Documents$ cd Hello-world</text:p>
      <text:p text:style-name="Standard">administrator@ubuntu:~/Documents/Hello-world$ git init</text:p>
      <text:p text:style-name="Standard">Initialized empty Git repository in /home/administrator/Documents/Hello-world/.git/</text:p>
      <text:p text:style-name="Standard">administrator@ubuntu:~/Documents/Hello-world$ git touch README.md</text:p>
      <text:p text:style-name="Standard">git: 'touch' is not a git command. See 'git --help'.</text:p>
      <text:p text:style-name="Standard">administrator@ubuntu:~/Documents/Hello-world$ touch README.md</text:p>
      <text:p text:style-name="Standard">administrator@ubuntu:~/Documents/Hello-world$ git add README.md</text:p>
      <text:p text:style-name="Standard">administrator@ubuntu:~/Documents/Hello-world$ gedit README.md</text:p>
      <text:p text:style-name="Standard">administrator@ubuntu:~/Documents/Hello-world$ git commit</text:p>
      <text:p text:style-name="Standard">[master (root-commit) 15335e6] initial commit</text:p>
      <text:p text:style-name="Standard"><text:s/>Committer: Administrator &lt;administrator@ubuntu.ubuntu-domain&gt;</text:p>
      <text:p text:style-name="Standard">Your name and email address were configured automatically based</text:p>
      <text:p text:style-name="Standard">on your username and hostname. Please check that they are accurate.</text:p>
      <text:p text:style-name="Standard">You can suppress this message by setting them explicitly:</text:p>
      <text:p text:style-name="Standard"></text:p>
      <text:p text:style-name="Standard"><text:s text:c="4"/>git config --global user.name "Your Name"</text:p>
      <text:p text:style-name="Standard"><text:s text:c="4"/>git config --global user.email you@example.com</text:p>
      <text:p text:style-name="Standard"></text:p>
      <text:p text:style-name="Standard">After doing this, you may fix the identity used for this commit with:</text:p>
      <text:p text:style-name="Standard"></text:p>
      <text:p text:style-name="Standard"><text:s text:c="4"/>git commit --amend --reset-author</text:p>
      <text:p text:style-name="Standard"></text:p>
      <text:p text:style-name="Standard"><text:s/>0 files changed</text:p>
      <text:p text:style-name="Standard"><text:s/>create mode 100644 README.md</text:p>
      <text:p text:style-name="Standard"><text:soft-page-break/>administrator@ubuntu:~/Documents/Hello-world$ git commit</text:p>
      <text:p text:style-name="Standard"># On branch master</text:p>
      <text:p text:style-name="Standard"># Changes not staged for commit:</text:p>
      <text:p text:style-name="Standard"># <text:s text:c="2"/>(use "git add &lt;file&gt;..." to update what will be committed)</text:p>
      <text:p text:style-name="Standard"># <text:s text:c="2"/>(use "git checkout -- &lt;file&gt;..." to discard changes in working directory)</text:p>
      <text:p text:style-name="Standard">#</text:p>
      <text:p text:style-name="Standard">#<text:tab/>modified: <text:s text:c="2"/>README.md</text:p>
      <text:p text:style-name="Standard">#</text:p>
      <text:p text:style-name="Standard"># Untracked files:</text:p>
      <text:p text:style-name="Standard"># <text:s text:c="2"/>(use "git add &lt;file&gt;..." to include in what will be committed)</text:p>
      <text:p text:style-name="Standard">#</text:p>
      <text:p text:style-name="Standard">#<text:tab/>README.md~</text:p>
      <text:p text:style-name="Standard">no changes added to commit (use "git add" and/or "git commit -a")</text:p>
      <text:p text:style-name="Standard">administrator@ubuntu:~/Documents/Hello-world$ gedit READM.md</text:p>
      <text:p text:style-name="Standard">administrator@ubuntu:~/Documents/Hello-world$ gedit README.md</text:p>
      <text:p text:style-name="Standard">administrator@ubuntu:~/Documents/Hello-world$ git add README.md</text:p>
      <text:p text:style-name="Standard">administrator@ubuntu:~/Documents/Hello-world$ git commit</text:p>
      <text:p text:style-name="Standard">[master 9475f1b] second commit</text:p>
      <text:p text:style-name="Standard"><text:s/>Committer: Administrator &lt;administrator@ubuntu.ubuntu-domain&gt;</text:p>
      <text:p text:style-name="Standard">Your name and email address were configured automatically based</text:p>
      <text:p text:style-name="Standard">on your username and hostname. Please check that they are accurate.</text:p>
      <text:p text:style-name="Standard">You can suppress this message by setting them explicitly:</text:p>
      <text:p text:style-name="Standard"></text:p>
      <text:p text:style-name="Standard"><text:s text:c="4"/>git config --global user.name "Your Name"</text:p>
      <text:p text:style-name="Standard"><text:s text:c="4"/>git config --global user.email you@example.com</text:p>
      <text:p text:style-name="Standard"></text:p>
      <text:p text:style-name="Standard">After doing this, you may fix the identity used for this commit with:</text:p>
      <text:p text:style-name="Standard"></text:p>
      <text:p text:style-name="Standard"><text:s text:c="4"/>git commit --amend --reset-author</text:p>
      <text:p text:style-name="Standard"></text:p>
      <text:p text:style-name="Standard"><text:s/>1 file changed, 2 insertions(+)</text:p>
      <text:p text:style-name="Standard">administrator@ubuntu:~/Documents/Hello-world$ git remote add origin https://github.com/nikitamunot/Hello-world.git</text:p>
      <text:p text:style-name="Standard">administrator@ubuntu:~/Documents/Hello-world$ git push -u origin master</text:p>
      <text:p text:style-name="Standard">Username for 'https://github.com': nikita.0149@gmail.com</text:p>
      <text:p text:style-name="Standard">Password for 'https://nikita.0149@gmail.com@github.com': </text:p>
      <text:p text:style-name="Standard">To https://github.com/nikitamunot/Hello-world.git</text:p>
      <text:p text:style-name="Standard"><text:s/>* [new branch] <text:s text:c="5"/>master -&gt; master</text:p>
      <text:p text:style-name="Standard">Branch master set up to track remote branch master from origi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2:12:00</meta:creation-date>
    <dc:date>2013-03-28T12:46:56</dc:date>
    <meta:editing-duration>PT34M46S</meta:editing-duration>
    <meta:editing-cycles>4</meta:editing-cycles>
    <meta:generator>LibreOffice/3.5$Linux_x86 LibreOffice_project/350m1$Build-202</meta:generator>
    <meta:document-statistic meta:table-count="0" meta:image-count="0" meta:object-count="0" meta:page-count="3" meta:paragraph-count="135" meta:word-count="773" meta:character-count="6563" meta:non-whitespace-character-count="5459"/>
  </office:meta>
</office:document-meta>
</file>